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cc99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66cm" draw:marker-end="Rounded_20_short_20_Arrow" draw:marker-end-width="0.203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dash" draw:stroke-dash="Ultra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objectwithoutfill">
      <style:graphic-properties draw:stroke="dash" draw:stroke-dash="Fine_20_Dashed"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marker-start-width="0.266cm" draw:marker-end="Rounded_20_short_20_Arrow" draw:marker-end-width="0.152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1.27cm" svg:x="8.618cm" svg:y="13.4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9.651cm" svg:y="13.82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xml:id="id6" draw:id="id6" draw:layer="layout" svg:width="2.54cm" svg:height="1.27cm" svg:x="5.119cm" svg:y="14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6.152cm" svg:y="14.9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1" xml:id="id3" draw:id="id3" draw:layer="layout" svg:width="2.54cm" svg:height="1.27cm" svg:x="8.619cm" svg:y="16.1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9.652cm" svg:y="16.5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1" xml:id="id2" draw:id="id2" draw:layer="layout" svg:width="2.54cm" svg:height="1.27cm" svg:x="12.519cm" svg:y="14.4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13.552cm" svg:y="14.8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1" xml:id="id4" draw:id="id4" draw:layer="layout" svg:width="2.54cm" svg:height="1.27cm" svg:x="6.619cm" svg:y="17.7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087cm" svg:height="0.559cm" svg:x="7.452cm" svg:y="18.1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3" draw:text-style-name="P1" xml:id="id5" draw:id="id5" draw:layer="layout" svg:width="2.54cm" svg:height="1.27cm" svg:x="10.819cm" svg:y="17.7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5cm" svg:height="0.539cm" svg:x="11.852cm" svg:y="18.1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4" draw:text-style-name="P1" draw:layer="layout" draw:type="line" svg:x1="11.158cm" svg:y1="14.067cm" svg:x2="12.519cm" svg:y2="15.068cm" draw:start-shape="id1" draw:start-glue-point="1" draw:end-shape="id2" draw:end-glue-point="3" svg:d="M11158 14067l1361 1001" svg:viewBox="0 0 1362 1002">
          <text:p/>
        </draw:connector>
        <draw:connector draw:style-name="gr4" draw:text-style-name="P1" draw:layer="layout" draw:type="line" svg:x1="11.159cm" svg:y1="16.768cm" svg:x2="12.519cm" svg:y2="15.068cm" draw:start-shape="id3" draw:end-shape="id2" draw:end-glue-point="3" svg:d="M11159 16768l1360-1700" svg:viewBox="0 0 1361 1701">
          <text:p/>
        </draw:connector>
        <draw:connector draw:style-name="gr4" draw:text-style-name="P1" draw:layer="layout" draw:type="line" svg:x1="9.159cm" svg:y1="18.368cm" svg:x2="10.819cm" svg:y2="18.368cm" draw:start-shape="id4" draw:start-glue-point="1" draw:end-shape="id5" draw:end-glue-point="3" svg:d="M9159 18368h1660" svg:viewBox="0 0 1661 1">
          <text:p/>
        </draw:connector>
        <draw:custom-shape draw:style-name="gr5" draw:text-style-name="P1" draw:layer="layout" svg:width="10.795cm" svg:height="2.794cm" svg:x="4.683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.659cm" svg:y1="15.168cm" svg:x2="8.618cm" svg:y2="14.067cm" draw:start-shape="id6" draw:end-shape="id1" draw:end-glue-point="3" svg:d="M7659 15168l959-1101" svg:viewBox="0 0 960 1102">
          <text:p/>
        </draw:connector>
        <draw:frame draw:style-name="gr2" draw:text-style-name="P1" draw:layer="layout" svg:width="0.826cm" svg:height="0.462cm" svg:x="3.052cm" svg:y="14.46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6" draw:text-style-name="P1" draw:layer="layout" svg:x1="3.286cm" svg:y1="15.224cm" svg:x2="3.273cm" svg:y2="15.482cm">
          <text:p/>
        </draw:line>
        <draw:line draw:style-name="gr7" draw:text-style-name="P1" draw:layer="layout" svg:x1="3.803cm" svg:y1="14.839cm" svg:x2="5.073cm" svg:y2="14.839cm">
          <text:p/>
        </draw:line>
        <draw:line draw:style-name="gr7" draw:text-style-name="P1" draw:layer="layout" svg:x1="3.797cm" svg:y1="15.039cm" svg:x2="5.067cm" svg:y2="15.039cm">
          <text:p/>
        </draw:line>
        <draw:line draw:style-name="gr7" draw:text-style-name="P1" draw:layer="layout" svg:x1="3.797cm" svg:y1="15.439cm" svg:x2="5.067cm" svg:y2="15.439cm">
          <text:p/>
        </draw:line>
        <draw:frame draw:style-name="gr2" draw:text-style-name="P1" draw:layer="layout" svg:width="0.826cm" svg:height="0.462cm" svg:x="3.052cm" svg:y="14.76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0.784cm" svg:height="0.462cm" svg:x="3.052cm" svg:y="15.36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" draw:layer="layout" svg:width="0.92cm" svg:height="0.462cm" svg:x="16.452cm" svg:y="14.46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6" draw:text-style-name="P1" draw:layer="layout" svg:x1="16.686cm" svg:y1="15.224cm" svg:x2="16.673cm" svg:y2="15.482cm">
          <text:p/>
        </draw:line>
        <draw:frame draw:style-name="gr2" draw:text-style-name="P1" draw:layer="layout" svg:width="0.921cm" svg:height="0.462cm" svg:x="16.452cm" svg:y="14.76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1" draw:layer="layout" svg:width="0.929cm" svg:height="0.462cm" svg:x="16.452cm" svg:y="15.36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7" draw:text-style-name="P1" draw:layer="layout" svg:x1="15.197cm" svg:y1="14.839cm" svg:x2="16.467cm" svg:y2="14.839cm">
          <text:p/>
        </draw:line>
        <draw:line draw:style-name="gr7" draw:text-style-name="P1" draw:layer="layout" svg:x1="15.191cm" svg:y1="15.039cm" svg:x2="16.461cm" svg:y2="15.039cm">
          <text:p/>
        </draw:line>
        <draw:line draw:style-name="gr7" draw:text-style-name="P1" draw:layer="layout" svg:x1="15.191cm" svg:y1="15.439cm" svg:x2="16.461cm" svg:y2="15.439cm">
          <text:p/>
        </draw:line>
        <draw:custom-shape draw:style-name="gr8" draw:text-style-name="P1" draw:layer="layout" svg:width="14.605cm" svg:height="6.096cm" svg:x="2.905cm" svg:y="13.06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1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7T19:50:54.564166470</meta:creation-date>
    <dc:date>2016-01-09T18:27:42.192196671</dc:date>
    <dc:creator>Salah Eddine</dc:creator>
    <meta:editing-duration>PT11M52S</meta:editing-duration>
    <meta:editing-cycles>11</meta:editing-cycles>
    <meta:generator>LibreOffice/4.2.8.2$Linux_X86_64 LibreOffice_project/420m0$Build-2</meta:generator>
    <meta:document-statistic meta:object-count="32"/>
  </office:meta>
</office:document-meta>
</file>

<file path=Object 1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/content.xml><?xml version="1.0" encoding="utf-8"?>
<math xmlns="http://www.w3.org/1998/Math/MathML" display="block">
  <semantics>
    <msub>
      <mi>O</mi>
      <mrow>
        <mo fence="true" stretchy="false">(</mo>
        <mrow>
          <mrow>
            <mi>Q</mi>
            <mn>0</mn>
          </mrow>
        </mrow>
        <mo fence="true" stretchy="false">)</mo>
      </mrow>
    </msub>
    <annotation encoding="StarMath 5.0">O_(Q0)</annotation>
  </semantics>
</math>
</file>

<file path=Object 11/content.xml><?xml version="1.0" encoding="utf-8"?>
<math xmlns="http://www.w3.org/1998/Math/MathML" display="block">
  <semantics>
    <msub>
      <mi>O</mi>
      <mrow>
        <mo fence="true" stretchy="false">(</mo>
        <mrow>
          <mrow>
            <mi>Q</mi>
            <mn>1</mn>
          </mrow>
        </mrow>
        <mo fence="true" stretchy="false">)</mo>
      </mrow>
    </msub>
    <annotation encoding="StarMath 5.0">O_(Q1)</annotation>
  </semantics>
</math>
</file>

<file path=Object 12/content.xml><?xml version="1.0" encoding="utf-8"?>
<math xmlns="http://www.w3.org/1998/Math/MathML" display="block">
  <semantics>
    <msub>
      <mi>O</mi>
      <mrow>
        <mo fence="true" stretchy="false">(</mo>
        <mrow>
          <mi mathvariant="italic">Qm</mi>
        </mrow>
        <mo fence="true" stretchy="false">)</mo>
      </mrow>
    </msub>
    <annotation encoding="StarMath 5.0">O_(Qm)</annotation>
  </semantics>
</math>
</file>

<file path=Object 2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5/content.xml><?xml version="1.0" encoding="utf-8"?>
<math xmlns="http://www.w3.org/1998/Math/MathML" display="block">
  <semantics>
    <msub>
      <mi>S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>
    <annotation encoding="StarMath 5.0">S_( n-1)</annotation>
  </semantics>
</math>
</file>

<file path=Object 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7/content.xml><?xml version="1.0" encoding="utf-8"?>
<math xmlns="http://www.w3.org/1998/Math/MathML" display="block">
  <semantics>
    <msub>
      <mi>I</mi>
      <mrow>
        <mo fence="true" stretchy="false">(</mo>
        <mrow>
          <mrow>
            <mi>Q</mi>
            <mn>0</mn>
          </mrow>
        </mrow>
        <mo fence="true" stretchy="false">)</mo>
      </mrow>
    </msub>
    <annotation encoding="StarMath 5.0">I_(Q0)</annotation>
  </semantics>
</math>
</file>

<file path=Object 8/content.xml><?xml version="1.0" encoding="utf-8"?>
<math xmlns="http://www.w3.org/1998/Math/MathML" display="block">
  <semantics>
    <msub>
      <mi>I</mi>
      <mrow>
        <mo fence="true" stretchy="false">(</mo>
        <mrow>
          <mrow>
            <mi>Q</mi>
            <mn>1</mn>
          </mrow>
        </mrow>
        <mo fence="true" stretchy="false">)</mo>
      </mrow>
    </msub>
    <annotation encoding="StarMath 5.0">I_(Q1)</annotation>
  </semantics>
</math>
</file>

<file path=Object 9/content.xml><?xml version="1.0" encoding="utf-8"?>
<math xmlns="http://www.w3.org/1998/Math/MathML" display="block">
  <semantics>
    <msub>
      <mi>I</mi>
      <mrow>
        <mo fence="true" stretchy="false">(</mo>
        <mrow>
          <mi mathvariant="italic">Qn</mi>
        </mrow>
        <mo fence="true" stretchy="false">)</mo>
      </mrow>
    </msub>
    <annotation encoding="StarMath 5.0">I_(Qn)</annotation>
  </semantics>
</math>
</file>